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Heading_20_1">
      <style:paragraph-properties fo:break-before="page"/>
    </style:style>
    <style:style style:name="T1" style:family="text">
      <style:text-properties fo:color="#000000"/>
    </style:style>
    <style:style style:name="T2" style:family="text">
      <style:text-properties fo:color="#000000" style:font-size-asian="10pt" style:font-size-complex="10pt"/>
    </style:style>
    <style:style style:name="T3" style:family="text">
      <style:text-properties fo:font-size="11pt" style:font-size-asian="11pt" style:font-size-complex="11pt"/>
    </style:style>
    <style:style style:name="T4" style:family="text">
      <style:text-properties fo:color="#7f0055"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orking with Apache Derby</text:p>
      <text:p text:style-name="Subtitle">written by Adam Turner</text:p>
      <text:h text:style-name="Heading_20_1" text:outline-level="1">Connecting to the database</text:h>
      <text:h text:style-name="Heading_20_2" text:outline-level="2">Loading the JDBC driver</text:h>
      <text:p text:style-name="Text_20_body">Before you can use a database you must first load its JDBC driver.</text:p>
      <text:p text:style-name="Standard"/>
      <text:p text:style-name="Code"><text:span text:style-name="Comment">// This is the Embedded JDBC Driver for the Derby database.</text:span> </text:p>
      <text:p text:style-name="Code">String driver = "org.apache.derby.jdbc.EmbeddedDriver";</text:p>
      <text:p text:style-name="Code"><text:span text:style-name="Comment">// Load the driver to start up Derby.</text:span></text:p>
      <text:p text:style-name="Code">Class.forName(driver).newInstance();</text:p>
      <text:h text:style-name="Heading_20_2" text:outline-level="2">Connecting to the database</text:h>
      <text:p text:style-name="Standard">Once the JDBC driver has been loaded, you can use a DriverManager to connect to the database using a database URL.</text:p>
      <text:p text:style-name="Standard"/>
      <text:p text:style-name="Code"><text:span text:style-name="Comment">// URL connection protocol to use, in this case Derby via JDBC</text:span></text:p>
      <text:p text:style-name="Code">String protocol = "jdbc:derby:";</text:p>
      <text:p text:style-name="Code"><text:span text:style-name="Comment">// Path for the database directory</text:span></text:p>
      <text:p text:style-name="Code">String databaseDir = "derbyDB";</text:p>
      <text:p text:style-name="Code"><text:span text:style-name="Comment">// Specify a username/password that can be used for connecting to the database.</text:span></text:p>
      <text:p text:style-name="Code">String user = "smith";</text:p>
      <text:p text:style-name="Code">String pass = "drowssap";</text:p>
      <text:p text:style-name="Code"><text:span text:style-name="Comment">// Create a connection to the database. Specifying create=true causes a new</text:span></text:p>
      <text:p text:style-name="Code"><text:span text:style-name="Comment">// database to be created if it does not yet exist. To remove the database,</text:span></text:p>
      <text:p text:style-name="Code"><text:span text:style-name="Comment">// remove the database directory and its contents.</text:span></text:p>
      <text:p text:style-name="Code">Connection connection = DriverManager.getConnection(protocol + databaseDir + ";create=true", user, pass);</text:p>
      <text:p text:style-name="Standard"/>
      <text:p text:style-name="Standard">The full connection string would look like this:</text:p>
      <text:p text:style-name="Code">jdbc:derby:derbyDB;create=true</text:p>
      <text:h text:style-name="Heading_20_2" text:outline-level="2">Shutting down the database</text:h>
      <text:p text:style-name="Standard">If the database is no longer needed, the database should be shut down so it can perform a checkpoint and release its resources. This step is not necessarily vital, but the database will take a bit longer to connect next time because it will run its recovery code.</text:p>
      <text:p text:style-name="Standard"/>
      <text:p text:style-name="Code">DriverManager.getConnection("protocol + databaseDir + ";shutdown=true");</text:p>
      <text:p text:style-name="Standard"/>
      <text:p text:style-name="Standard">If you omit the database path, all Derby databases will shutdown. In other words:</text:p>
      <text:p text:style-name="Code">jdbc:derby:derbyDB;shutdown=true <text:s/><text:span text:style-name="Comment">// shuts down the derbyDB database</text:span></text:p>
      <text:p text:style-name="Code">jdbc:derby:;shutdown=true <text:s text:c="8"/><text:span text:style-name="Comment">// shuts down all databases</text:span></text:p>
      <text:h text:style-name="P2" text:outline-level="1">Using the database</text:h>
      <text:p text:style-name="Standard">You use the database via its Connection object. You may want to set the connection to commit changes manually rather than automatically.</text:p>
      <text:p text:style-name="Standard"/>
      <text:p text:style-name="Code">Connection.setAutoCommit(false);</text:p>
      <text:p text:style-name="Code"/>
      <text:p text:style-name="Code">connection.commit(); <text:s text:c="3"/><text:span text:style-name="Comment">// Commits a change</text:span></text:p>
      <text:p text:style-name="Code">connection.rollback(); <text:s/><text:span text:style-name="Comment">// Aborts a change</text:span></text:p>
      <text:h text:style-name="Heading_20_2" text:outline-level="2">Statements</text:h>
      <text:p text:style-name="Standard">You issue commands to the database via statements obtained through the Connection object.</text:p>
      <text:p text:style-name="Standard"/>
      <text:p text:style-name="Code">Statement statement = connection.createStatement();</text:p>
      <text:p text:style-name="Code">statement.execute("..."); <text:s/><text:span text:style-name="Comment">// SQL command</text:span></text:p>
      <text:h text:style-name="Heading_20_2" text:outline-level="2">Creating tables</text:h>
      <text:p text:style-name="Standard">Before creating or even using tables within the database, you may want to see if they exist first. You can do this using the DatabaseMetaData interface.</text:p>
      <text:p text:style-name="Standard"/>
      <text:p text:style-name="Code">DatabaseMetaData dbmd = connection.getMetaData();</text:p>
      <text:p text:style-name="Code">ResultSet results = dbmd.getTables(null, null, "PERSON_TABLE", null);</text:p>
      <text:p text:style-name="Code">if (results.next() &amp;&amp; results.getString(3).equals("PERSON_TABLE"))</text:p>
      <text:p text:style-name="Code">{ <text:span text:style-name="Comment">/* The table already exists. */</text:span> }</text:p>
      <text:p text:style-name="Code">else</text:p>
      <text:p text:style-name="Code">{ <text:span text:style-name="Comment">/* The table does not exist; create it. */</text:span> }</text:p>
      <text:p text:style-name="Standard"/>
      <text:p text:style-name="Standard">A table can be created as follows. Available data types can be found in the <text:a xlink:type="simple" xlink:href="http://db.apache.org/derby/docs/dev/ref/crefsqlj31068.html#crefsqlj31068">Derby Reference Manual</text:a>. </text:p>
      <text:p text:style-name="Standard"/>
      <text:p text:style-name="Code">statement.execute("CREATE TABLE PERSON_TABLE (" +</text:p>
      <text:p text:style-name="Code">"PERSON_TABLE_SEQ_ID <text:s/>BIGINT <text:s/>NOT NULL " +</text:p>
      <text:p text:style-name="Code">" <text:s/>GENERATED ALWAYS AS IDENTITY " + </text:p>
      <text:p text:style-name="Code">" <text:s/>CONSTRAINT PK_PERSON_TABLE_SEQ_ID Primary Key, " +</text:p>
      <text:p text:style-name="Code">"FIRST_NAME <text:s/>VARCHAR(30) <text:s/>NOT NULL, " +</text:p>
      <text:p text:style-name="Code">"LAST_NAME <text:s text:c="2"/>VARCHAR(30) <text:s/>NOT NULL, " +</text:p>
      <text:p text:style-name="Code">"AGE <text:s text:c="8"/>SMALLINT <text:s text:c="4"/>NOT NULL" + ")");</text:p>
      <text:p text:style-name="Standard"/>
      <text:p text:style-name="Standard">A column can be specified as a primary key adding CONSTRAINT constraint-name PRIMARY KEY after its definition. Similarly, a column can be made unique by specifying CONSTRAINT constraint-name UNIQUE. You define <text:a xlink:type="simple" xlink:href="http://db.apache.org/derby/docs/dev/ref/rrefsqlj37836.html#rrefsqlj37836">sequences</text:a> by specifying GENERATED ALWAYS AS IDENTITY. You can also specify at what number the sequencing should start and even how much to it by specifying something like GENERATED ALWAYS AS IDENTITY START WITH 10 INCREMENT BY 2.</text:p>
      <text:p text:style-name="Standard"/>
      <text:p text:style-name="Standard">You can add foreign keys by altering an existing table.</text:p>
      <text:p text:style-name="Standard"/>
      <text:p text:style-name="Code">statement.execute("ALTER TABLE OTHER_TABLE " +</text:p>
      <text:p text:style-name="Code">"ADD CONSTRAINT FK_PERSON_ID " +</text:p>
      <text:p text:style-name="Code">"Foreign Key(PERSON_ID) REFERENCES PERSON_TABLE(PERSON_TABLE_SEQ_ID)");</text:p>
      <text:h text:style-name="Heading_20_2" text:outline-level="2">Executing statements</text:h>
      <text:p text:style-name="Standard">For often used SQL commands, you may want to use PreparedStatements.</text:p>
      <text:p text:style-name="Standard"/>
      <text:p text:style-name="Code">PreparedStatement preparedStatement = connection.prepareStatement(<text:span text:style-name="T2">"...");</text:span></text:p>
      <text:p text:style-name="Standard"/>
      <text:p text:style-name="Standard">If you are inserting data into a table that has a sequenced column and if you would like to get the value of the resulting sequence number, you can specify a PreparedStatement as follows.</text:p>
      <text:p text:style-name="Standard"/>
      <text:p text:style-name="Code">PreparedStatement preparedStatement = connection.prepareStatement(<text:span text:style-name="T2">"...", Statement.RETURN_GENERATED_KEYS</text:span><text:span text:style-name="T2">);</text:span></text:p>
      <text:p text:style-name="Standard"/>
      <text:p text:style-name="Standard">When inserting data into a table, you can use wildcards in your SQL statement.</text:p>
      <text:p text:style-name="Standard"/>
      <text:p text:style-name="Code">PreparedStatement addNewPersonEntry = connection.prepareStatement(</text:p>
      <text:p text:style-name="Code">"INSERT INTO PERSON_TABLE (FIRST_NAME, LAST_NAME, AGE) " +</text:p>
      <text:p text:style-name="Code">"VALUES (?,?,?)", Statement.RETURN_GENERATED_KEYS);</text:p>
      <text:p text:style-name="Standard"/>
      <text:p text:style-name="Standard">You would prepare and execute this statement as follows.</text:p>
      <text:p text:style-name="Standard"/>
      <text:p text:style-name="Code">addNewPersonEntry.setString(1, "Joe"); <text:s text:c="3"/><text:span text:style-name="Comment">// FIRST_NAME</text:span></text:p>
      <text:p text:style-name="Code">addNewPersonEntry.setString(2, "Smith"); <text:s/><text:span text:style-name="Comment">// LAST_NAME</text:span></text:p>
      <text:p text:style-name="Code">addNewPersonEntry.setShort(3, 25); <text:s text:c="7"/><text:span text:style-name="Comment">// AGE</text:span></text:p>
      <text:p text:style-name="Code">addNewPersonEntry.execute();</text:p>
      <text:p text:style-name="Standard"/>
      <text:p text:style-name="Standard">To get the generated sequence value, you could do the following.</text:p>
      <text:p text:style-name="Standard"/>
      <text:p text:style-name="Code">ResultSet results = addNewPersonEntry.getGeneratedKeys();</text:p>
      <text:p text:style-name="Code">if (results.next())</text:p>
      <text:p text:style-name="Code">{ Long personID = results.getLong(1); } <text:s/><text:span text:style-name="Comment">// PERSON_TABLE_SEQ_ID</text:span></text:p>
      <text:h text:style-name="Heading_20_1" text:outline-level="1">References</text:h>
      <text:p text:style-name="Standard"><text:span text:style-name="T3">Apache Derby website – </text:span><text:a xlink:type="simple" xlink:href="http://db.apache.org/derby/"><text:span text:style-name="T3">http://db.apache.org/derby/</text:span></text:a></text:p>
      <text:p text:style-name="Standard"><text:span text:style-name="T3">Derby Reference Manual – </text:span><text:a xlink:type="simple" xlink:href="http://db.apache.org/derby/docs/dev/ref/"><text:span text:style-name="T3">http://db.apache.org/derby/docs/dev/ref/</text:span></text:a></text:p>
      <text:p text:style-name="P1"/>
      <text:p text:style-name="P1">Tables</text:p>
      <text:p text:style-name="Standard"><text:span text:style-name="T3">Create Table – </text:span><text:a xlink:type="simple" xlink:href="http://db.apache.org/derby/docs/dev/ref/rrefsqlj24513.html"><text:span text:style-name="T3">http://db.apache.org/derby/docs/dev/ref/rrefsqlj24513.html</text:span></text:a></text:p>
      <text:p text:style-name="Standard"><text:span text:style-name="T3">Data types – </text:span><text:a xlink:type="simple" xlink:href="http://db.apache.org/derby/docs/dev/ref/crefsqlj31068.html#crefsqlj31068"><text:span text:style-name="T3">http://db.apache.org/derby/docs/dev/ref/crefsqlj31068.html#crefsqlj31068</text:span></text:a></text:p>
      <text:p text:style-name="Standard"><text:span text:style-name="T3">Primary Key/Unique – </text:span><text:a xlink:type="simple" xlink:href="http://db.apache.org/derby/docs/dev/ref/rrefsqlj16095.html#rrefsqlj16095"><text:span text:style-name="T3">http://db.apache.org/derby/docs/dev/ref/rrefsqlj16095.html#rrefsqlj16095</text:span></text:a></text:p>
      <text:p text:style-name="Standard"><text:span text:style-name="T3">Foreign Keys – </text:span><text:a xlink:type="simple" xlink:href="http://db.apache.org/derby/docs/dev/ref/rrefsqlj42154.html"><text:span text:style-name="T3">http://db.apache.org/derby/docs/dev/ref/rrefsqlj42154.html</text:span></text:a></text:p>
      <text:p text:style-name="Standard"><text:span text:style-name="T3">Sequences – </text:span><text:a xlink:type="simple" xlink:href="http://db.apache.org/derby/docs/dev/ref/rrefsqlj37836.html#rrefsqlj37836"><text:span text:style-name="T3">http://db.apache.org/derby/docs/dev/ref/rrefsqlj37836.html#rrefsqlj37836</text:span></text:a></text:p>
      <text:p text:style-name="Standard"><text:span text:style-name="T3">Delete Table – </text:span><text:a xlink:type="simple" xlink:href="http://db.apache.org/derby/docs/dev/ref/rrefsqlj34148.html"><text:span text:style-name="T3">http://db.apache.org/derby/docs/dev/ref/rrefsqlj34148.html</text:span></text:a></text:p>
      <text:p text:style-name="P1"/>
      <text:p text:style-name="P1">Common SQL Commands</text:p>
      <text:p text:style-name="Standard"><text:span text:style-name="T3">Select – </text:span><text:a xlink:type="simple" xlink:href="http://db.apache.org/derby/docs/dev/ref/rrefsqlj41360.html"><text:span text:style-name="T3">http://db.apache.org/derby/docs/dev/ref/rrefsqlj41360.html</text:span></text:a></text:p>
      <text:p text:style-name="Standard"><text:span text:style-name="T3">Insert – </text:span><text:a xlink:type="simple" xlink:href="http://db.apache.org/derby/docs/dev/ref/rrefsqlj40774.html"><text:span text:style-name="T3">http://db.apache.org/derby/docs/dev/ref/rrefsqlj40774.html</text:span></text:a></text:p>
      <text:p text:style-name="Standard"><text:span text:style-name="T3">Update – </text:span><text:a xlink:type="simple" xlink:href="http://db.apache.org/derby/docs/dev/ref/rrefsqlj26498.html"><text:span text:style-name="T3">http://db.apache.org/derby/docs/dev/ref/rrefsqlj26498.html</text:span></text:a></text:p>
      <text:p text:style-name="Standard"><text:span text:style-name="T3">Delete – </text:span><text:a xlink:type="simple" xlink:href="http://db.apache.org/derby/docs/dev/ref/rrefsqlj35981.html"><text:span text:style-name="T3">http://db.apache.org/derby/docs/dev/ref/rrefsqlj35981.html</text:span></text:a></text:p>
      <text:p text:style-name="Standard"/>
      <text:h text:style-name="P2" text:outline-level="1">Examples in FICUS</text:h>
      <text:p text:style-name="Standard">Before you begin working with Derby, you will first need to give your classes access to the driver classes needed to work with Derby. These drivers are stored within iGrid/common in derby.jar, derbyrun.jar, and derbytools.jar. You will probably need to have these jar files in the classpath for whatever provider will be using the database. In the case of the FICUS Tracker, this information is specified in the FicusTracker-run.xml file.</text:p>
      <text:p text:style-name="Standard"/>
      <text:p text:style-name="Code">&lt;property name="<text:span text:style-name="Strong_20_Emphasis">db.jars</text:span>"</text:p>
      <text:p text:style-name="Code"><text:s text:c="2"/>value="${common.lib}/<text:span text:style-name="Strong_20_Emphasis">derby.jar</text:span>${path.separator}</text:p>
      <text:p text:style-name="Code"><text:s text:c="9"/>${common.lib}/<text:span text:style-name="Strong_20_Emphasis">derbyrun.jar</text:span>${path.separator}</text:p>
      <text:p text:style-name="Code"><text:s text:c="9"/>${common.lib}/<text:span text:style-name="Strong_20_Emphasis">derbytools.jar</text:span>"/&gt;</text:p>
      <text:p text:style-name="Code"/>
      <text:p text:style-name="Code">&lt;target name="run.provider"&gt;</text:p>
      <text:p text:style-name="Code"><text:s text:c="2"/>&lt;java jar="${common.lib}/start.jar" fork="yes"&gt;</text:p>
      <text:p text:style-name="Code"><text:s text:c="4"/>...</text:p>
      <text:p text:style-name="Code"><text:s text:c="4"/>&lt;sysproperty key="sorcer.provider.classpath"</text:p>
      <text:p text:style-name="Code"><text:s text:c="6"/>value="${iGrid.home}/classes${path.separator}</text:p>
      <text:p text:style-name="Code"><text:s text:c="13"/>${iGrid.home}/lib/${provider.name}.jar${path.separator}</text:p>
      <text:p text:style-name="Code"><text:s text:c="13"/>${jini.jars}${path.separator}</text:p>
      <text:p text:style-name="Code"><text:s text:c="13"/>${sorcer.jars}${path.separator}</text:p>
      <text:p text:style-name="Code"><text:s text:c="13"/>${<text:span text:style-name="Strong_20_Emphasis">db.jars</text:span>}" /&gt;</text:p>
      <text:p text:style-name="Code"><text:s text:c="4"/>...</text:p>
      <text:p text:style-name="Code"><text:s text:c="2"/>&lt;/java&gt;</text:p>
      <text:p text:style-name="Code">&lt;/target&gt;</text:p>
      <text:p text:style-name="Standard"/>
      <text:p text:style-name="Standard">You can find examples of the code provided in this guide within the FICUS Tracker source files. (Package sorcer.ficus.tracker) The database connection and shutdown interface is specified by DatabaseConnector and is implemented in the DerbyConnector class. The constructor for the DerbyConnector class takes a string argument to specify the location to create or find the database.</text:p>
      <text:p text:style-name="Standard"/>
      <text:p text:style-name="Code"><text:span text:style-name="T4">public</text:span><text:span text:style-name="T1"> DerbyConnector(String databaseDir) </text:span><text:span text:style-name="T4">throws</text:span><text:span text:style-name="T1"> SQLException</text:span></text:p>
      <text:p text:style-name="Standard"/>
      <text:p text:style-name="Standard">This databaseDir argument is provided by TrackerImpl. The TrackerImpl class will look at the Tracker config file ficusTracker-prv.config, locate the TrackerConfig section, and use the DatabaseDir value found there as the argument. If this information cannot be found, it will revert to a default value. With the help of a DatabaseInitializer, the TrackerImpl class will obtain a database connection from the DerbyConnector and pass it on to the TrackerDatabase class.</text:p>
      <text:p text:style-name="Standard"/>
      <text:p text:style-name="Code"><text:span text:style-name="T4">protected</text:span><text:span text:style-name="T1"> TrackerDatabase(Connection connection) </text:span><text:span text:style-name="T4">throws</text:span><text:span text:style-name="T1"> SQLException</text:span></text:p>
      <text:p text:style-name="Standard"/>
      <text:p text:style-name="Standard">Table creation and general database usage is handled by the TrackerDatabase class. It includes examples of using and obtaining record sequence IDs after an inser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02in" fo:margin-bottom="0.0598in" fo:text-align="center" style:justify-single-word="false"/>
      <style:text-properties fo:font-size="12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transparent" fo:padding="0in" fo:border="none" style:shadow="none">
        <style:background-image/>
      </style:paragraph-properties>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Preformatted_20_Text">
      <style:paragraph-properties fo:background-color="#ffffe0" fo:padding="0.0201in" fo:border="0.0071in solid #000000">
        <style:background-image/>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style:font-name-asian="Courier New" style:font-name-complex="Courier New"/>
    </style:style>
    <style:style style:name="Comment" style:family="text">
      <style:text-properties fo:color="#008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Working with Apache Derby<text:tab/><text:tab/>Page <text:page-number text:select-page="current">2</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4-28T02:12:12</meta:creation-date>
    <dc:date>2007-05-07T22:02:16</dc:date>
    <dc:language>en-US</dc:language>
    <meta:editing-cycles>7</meta:editing-cycles>
    <meta:editing-duration>PT1H30M18S</meta:editing-duration>
    <meta:user-defined meta:name="Info 1"/>
    <meta:user-defined meta:name="Info 2"/>
    <meta:user-defined meta:name="Info 3"/>
    <meta:user-defined meta:name="Info 4"/>
    <meta:document-statistic meta:table-count="0" meta:image-count="0" meta:object-count="0" meta:page-count="4" meta:paragraph-count="117" meta:word-count="1074" meta:character-count="7910"/>
  </office:meta>
</office:document-meta>
</file>